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dara" svg:font-family="Candara" style:font-adornments="Обычный" style:font-family-generic="swiss" style:font-pitch="variable"/>
    <style:font-face style:name="Candara1" svg:font-family="Candara" style:font-adornments="Жирный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officeooo:rsid="00162c41" officeooo:paragraph-rsid="00162c41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text-properties officeooo:paragraph-rsid="001a7e75"/>
    </style:style>
    <style:style style:name="P4" style:family="paragraph" style:parent-style-name="Title" style:master-page-name="Standard">
      <style:paragraph-properties style:page-number="auto"/>
    </style:style>
    <style:style style:name="P5" style:family="paragraph" style:parent-style-name="Heading_20_2">
      <style:paragraph-properties fo:break-before="page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 style:list-style-name="L8"/>
    <style:style style:name="P14" style:family="paragraph" style:parent-style-name="Text_20_body" style:list-style-name="L9"/>
    <style:style style:name="T1" style:family="text">
      <style:text-properties officeooo:rsid="001896ee"/>
    </style:style>
    <style:style style:name="T2" style:family="text">
      <style:text-properties fo:color="#ffffff" loext:opacity="100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a7e75"/>
    </style:style>
    <style:style style:name="T5" style:family="text">
      <style:text-properties officeooo:rsid="001adc82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officeooo:rsid="001cce9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cm" fo:text-indent="-0.501cm" fo:margin-left="0.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175cm" fo:text-indent="-0.635cm" fo:margin-left="2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81cm" fo:text-indent="-0.635cm" fo:margin-left="2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445cm" fo:text-indent="-0.635cm" fo:margin-left="3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08cm" fo:text-indent="-0.635cm" fo:margin-left="4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715cm" fo:text-indent="-0.635cm" fo:margin-left="4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35cm" fo:text-indent="-0.635cm" fo:margin-left="5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985cm" fo:text-indent="-0.635cm" fo:margin-left="5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62cm" fo:text-indent="-0.635cm" fo:margin-left="6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255cm" fo:text-indent="-0.635cm" fo:margin-left="7.25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501cm" fo:margin-left="0.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501cm" fo:margin-left="0.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501cm" fo:margin-left="0.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501cm" fo:margin-left="0.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501cm" fo:margin-left="0.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501cm" fo:margin-left="0.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501cm" fo:margin-left="0.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501cm" fo:margin-left="0.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НАШ ОТВЕТ</text:p>
      <text:p text:style-name="P2">Советы по безопасности на митингах</text:p>
      <text:p text:style-name="P2"/>
      <text:p text:style-name="Text_20_body">Война с Украиной убивает Россию</text:p>
      <text:p text:style-name="Text_20_body">Мы хотим остановить ошибочную войну и заставить Путина начать брать ответственность за свои ошибки во внешней политике</text:p>
      <text:p text:style-name="Text_20_body"/>
      <text:p text:style-name="Text_20_body">Будь осторожен. Рискуй осознанно.</text:p>
      <text:p text:style-name="Text_20_body">Передай <text:span text:style-name="T1">советы</text:span> <text:span text:style-name="T1">другим</text:span>.</text:p>
      <text:p text:style-name="Text_20_body"/>
      <text:p text:style-name="Text_20_body">Дополнения присылайте в</text:p>
      <text:list xml:id="list3288520557" text:style-name="L1">
        <text:list-item>
          <text:p text:style-name="P6">Телеграм <text:a xlink:type="simple" xlink:href="https://t.me/nash_otvet_2022" text:style-name="Internet_20_link" text:visited-style-name="Visited_20_Internet_20_Link"><text:span text:style-name="T2">@nash_otvet_2022</text:span></text:a><text:line-break/><text:span text:style-name="T4">ч</text:span>ерез секретный чат</text:p>
        </text:list-item>
        <text:list-item>
          <text:p text:style-name="P6">Гитхаб <text:a xlink:type="simple" xlink:href="https://github.com/nashotvet/nashotvet" text:style-name="Internet_20_link" text:visited-style-name="Visited_20_Internet_20_Link"><text:span text:style-name="T2">nashotvet/nashotvet</text:span></text:a></text:p>
        </text:list-item>
      </text:list>
      <text:h text:style-name="P5" text:outline-level="2">Как доверять этим советам?</text:h>
      <text:p text:style-name="Text_20_body"><text:span text:style-name="T3">Их тактика:</text:span> советы могут переписать полиция, добавив туда провокации.</text:p>
      <text:p text:style-name="Наш_20_ответ">Наш ответ:</text:p>
      <text:list xml:id="list3876198685" text:style-name="L2">
        <text:list-item>
          <text:p text:style-name="P7">Не доверяйте совета слепо, проверяйте из логикой.</text:p>
        </text:list-item>
        <text:list-item>
          <text:p text:style-name="P7">Если у вас есть VPN, сравните вашу версию с версией на <text:a xlink:type="simple" xlink:href="https://github.com/nashotvet/nashotvet" text:style-name="Internet_20_link" text:visited-style-name="Visited_20_Internet_20_Link"><text:span text:style-name="T2">github.com/nashotvet/nashotvet</text:span></text:a></text:p>
        </text:list-item>
        <text:list-item>
          <text:p text:style-name="P7">Смотрите на версию советов.</text:p>
        </text:list-item>
      </text:list>
      <text:p text:style-name="Text_20_body"/>
      <text:h text:style-name="P5" text:outline-level="2">Призывай на митинги аккуратно</text:h>
      <text:p text:style-name="Text_20_body"><text:span text:style-name="T3">Их тактика:</text:span> тех, кто призывает к митингам в интернете могут искать.</text:p>
      <text:p text:style-name="Наш_20_ответ">Наш ответ:</text:p>
      <text:p text:style-name="Text_20_body">Не рискуй зря. Призывай на митинги личных знакомых общаясь в реальности или в личных сообщениях.</text:p>
      <text:p text:style-name="Text_20_body">Перед митингом удаляй свои сообщения, с функцией удаления и у друга.</text:p>
      <text:p text:style-name="Text_20_body">Пусть на массовые митинги призывают люди с полностью анонимными аккаунтами и русские, живущие за границей, им это безопаснее. Проси их рассказать о митингах в соцсетях.</text:p>
      <text:h text:style-name="P5" text:outline-level="2">Анонимность в интернете</text:h>
      <text:p text:style-name="Text_20_body"><text:span text:style-name="T3">Их тактика: </text:span>могут начать выслеживать самых активных в соцсетях и чатах.</text:p>
      <text:p text:style-name="Наш_20_ответ">Наш ответ:</text:p>
      <text:list xml:id="list1193933311" text:style-name="L3">
        <text:list-item>
          <text:p text:style-name="P8">Замени реальное имя на случайный псевдоним.</text:p>
        </text:list-item>
        <text:list-item>
          <text:p text:style-name="P8">Убери реальную фотографию с аватарки. Удали старые аватарки.</text:p>
        </text:list-item>
        <text:list-item>
          <text:p text:style-name="P8">Сокрой страницу для не-друзей.</text:p>
        </text:list-item>
        <text:list-item>
          <text:p text:style-name="P8">В Телеграме скрой ещё номер телефона: Настройки → Конфиденциальность → Номер телефон → Никто.</text:p>
        </text:list-item>
      </text:list>
      <text:h text:style-name="P5" text:outline-level="2">Как общаться между собой?</text:h>
      <text:p text:style-name="Text_20_body"><text:span text:style-name="T3">Их тактика:</text:span> в каждом чате (как и толпах на улице) будут агенты в штатском.</text:p>
      <text:p text:style-name="Наш_20_ответ">Наш ответ:</text:p>
      <text:list xml:id="list614322998" text:style-name="L4">
        <text:list-item>
          <text:p text:style-name="P9">Агентов не избежать. Общайтесь так, чтобы минимизировать риски.</text:p>
        </text:list-item>
        <text:list-item>
          <text:p text:style-name="P9">Скройте телефонный номер, имя и аватарку из аккаунта.</text:p>
        </text:list-item>
        <text:list-item>
          <text:p text:style-name="P9">Вместо одного большого чата создайте несколько маленьких на 5-15 людей, которые друг друга знаю. Каждый знает контакт другого чата — но он его другим не говорит и пересылает туда сообщения.</text:p>
        </text:list-item>
      </text:list>
      <text:h text:style-name="P5" text:outline-level="2">Как одеваться на митинг?</text:h>
      <text:p text:style-name="Text_20_body"><text:span text:style-name="T3">Их тактика:</text:span> хватать тех, кто выделяется. Запомнить одежду и схватить, когда вы идёте домой.</text:p>
      <text:p text:style-name="Наш_20_ответ">Наш ответ:</text:p>
      <text:p text:style-name="P3"><text:span text:style-name="T4">О</text:span>девайтесь в неприметную серую или чёрную одежду. Шапку. Всегда носите противо-ковидную маску, чтобы труднее было узнать лицо.</text:p>
      <text:p text:style-name="Text_20_body">Одевайтесь теплее, что не мёрзнуть.</text:p>
      <text:p text:style-name="Text_20_body">Выбирайте одежду в которой легче бегать и держать остальных, когда их забирает полиция.</text:p>
      <text:h text:style-name="P5" text:outline-level="2"><text:span text:style-name="T4">Как подготовиться</text:span> на митинг?</text:h>
      <text:p text:style-name="Наш_20_ответ">Наш ответ:</text:p>
      <text:list xml:id="list1346497025" text:style-name="L5">
        <text:list-item>
          <text:p text:style-name="P10">Удалите эти советы с телефона, чтобы их быстро не нашли.</text:p>
        </text:list-item>
        <text:list-item>
          <text:p text:style-name="P10">Удали личную переписку с призывом идти на митинг.</text:p>
        </text:list-item>
        <text:list-item>
          <text:p text:style-name="P10">Возьмите бутылку с водой и калорийную еду типа батончиков.</text:p>
        </text:list-item>
      </text:list>
      <text:h text:style-name="P5" text:outline-level="2">Как собираться толпой на митинг?</text:h>
      <text:p text:style-name="Text_20_body"><text:span text:style-name="T3">Их тактика: </text:span>они боятся хватать людей, когда митинг стал большим. Но пока он собирается или расходится — остаются единицы, которых легко схватить.</text:p>
      <text:p text:style-name="Наш_20_ответ">Наш ответ:</text:p>
      <text:list xml:id="list3922294083" text:style-name="L6">
        <text:list-item>
          <text:p text:style-name="P11">Найдите 5-15 друзей. Собирайтесь заранее в небольшую группу перед тем как ехать на митинг.</text:p>
        </text:list-item>
        <text:list-item>
          <text:p text:style-name="P11">Выходите из метро заранее до точки митинга. По дороге объединяйтесь с другими группами, чтобы сразу приходить толпой.</text:p>
        </text:list-item>
        <text:list-item>
          <text:p text:style-name="P11">Расходитесь так же большими толпами разделяясь на мелкие уже в узких улицах.</text:p>
        </text:list-item>
      </text:list>
      <text:h text:style-name="P5" text:outline-level="2">Что если забирают человека рядом?</text:h>
      <text:p text:style-name="Text_20_body"><text:span text:style-name="T3">Их тактика:</text:span> они стараются нападать быстро, не бьются долго за одного.</text:p>
      <text:p text:style-name="Наш_20_ответ">Наш ответ:</text:p>
      <text:p text:style-name="P3"><text:span text:style-name="T4">Д</text:span>ержать людей не запрещено. На митинге держите стоящих ближе к краям и держитесь за людей сбоку.</text:p>
      <text:p text:style-name="Text_20_body">Если кого-то пытаются схватить полиция — держите его и не отдавайте.</text:p>
      <text:h text:style-name="P5" text:outline-level="2">Как проявлять инициативу?</text:h>
      <text:p text:style-name="Text_20_body"><text:span text:style-name="T3">Их тактика: </text:span>через подставных людей в чате и толпе находить инициативных и опытных и хватать именно их.</text:p>
      <text:p text:style-name="Наш_20_ответ">Наш ответ:</text:p>
      <text:list xml:id="list2338965175" text:style-name="L7">
        <text:list-item>
          <text:p text:style-name="P12">В чате скрываем имя, удаляем аватарки, скрываем номер телефона в настройках Телеграма.</text:p>
        </text:list-item>
        <text:list-item>
          <text:p text:style-name="P12">На митинге стараемся кричать кричалки из середины толпы.</text:p>
        </text:list-item>
        <text:list-item>
          <text:p text:style-name="P12">Лучше не проявлять инициативу явно — пишите советы в чате, говорите тихо стоящим рядом и просите их передать дальше.</text:p>
        </text:list-item>
      </text:list>
      <text:h text:style-name="P5" text:outline-level="2">Что делать, если задержали?</text:h>
      <text:p text:style-name="Наш_20_ответ">Наш ответ:</text:p>
      <text:p text:style-name="Text_20_body">Заранее изучите инструкции на ОВД-Инфо: <text:a xlink:type="simple" xlink:href="https://ovd.legal/instruction/police/" text:style-name="Internet_20_link" text:visited-style-name="Visited_20_Internet_20_Link"><text:span text:style-name="T2">ovd.legal/instruction/police</text:span></text:a></text:p>
      <text:h text:style-name="P5" text:outline-level="2"><text:span text:style-name="T5">Е</text:span>сли пока страшно выходить на митинге?</text:h>
      <text:p text:style-name="Наш_20_ответ">Наш ответ:</text:p>
      <text:list xml:id="list2972357426" text:style-name="L8">
        <text:list-item>
          <text:p text:style-name="P13">Печатайте дома листовки и стикеры. Расклеивайте их по городу — но смотрите, чтобы никого не было рядом и не было камер.</text:p>
        </text:list-item>
        <text:list-item>
          <text:p text:style-name="P13">Во время митинга <text:span text:style-name="T7">езжайте</text:span> в центр и создавайте пробки медленным движением, чтобы усложнить движение автозаков.</text:p>
        </text:list-item>
        <text:list-item>
          <text:p text:style-name="P13"><text:span text:style-name="T5">Р</text:span>аспространяйте эти советы в личных сообщениях.</text:p>
        </text:list-item>
      </text:list>
      <text:h text:style-name="P5" text:outline-level="2">Как помочь, если живёшь за границей?</text:h>
      <text:p text:style-name="Text_20_body"><text:span text:style-name="T6">Их тактика: </text:span>в России бьют сильнее по самым активным — тем кто призывает на митинг или помогает с организацией.</text:p>
      <text:p text:style-name="Наш_20_ответ">Наш ответ:</text:p>
      <text:list xml:id="list2309920415" text:style-name="L9">
        <text:list-item>
          <text:p text:style-name="P14">Призывайте на митинги.</text:p>
        </text:list-item>
        <text:list-item>
          <text:p text:style-name="P14">Делитесь этими советами в соцсетях.</text:p>
        </text:list-item>
        <text:list-item>
          <text:p text:style-name="P14">Собирайте советы, присылайте их в «Наш ответ», помогайте с организацией митингов.</text:p>
        </text:list-item>
        <text:list-item>
          <text:p text:style-name="P14">Жертвуйте организациям в России. Например, в <text:a xlink:type="simple" xlink:href="https://donate.ovdinfo.org/" text:style-name="Internet_20_link" text:visited-style-name="Visited_20_Internet_20_Link"><text:span text:style-name="T2">ОВД-Инфо</text:span></text:a>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dara" svg:font-family="Candara" style:font-adornments="Обычный" style:font-family-generic="swiss" style:font-pitch="variable"/>
    <style:font-face style:name="Candara1" svg:font-family="Candara" style:font-adornments="Жирный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01cm" style:contextual-spacing="false">
        <style:tab-stops/>
      </style:paragraph-properties>
      <style:text-properties style:font-name="Candara" fo:font-family="Candara" style:font-style-name="Обычный" style:font-family-generic="swiss" style:font-pitch="variable" fo:font-size="12pt" fo:font-weight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 style:master-page-name="">
      <style:paragraph-properties fo:margin-top="0cm" fo:margin-bottom="0.25cm" style:contextual-spacing="false" style:page-number="auto">
        <style:tab-stops/>
      </style:paragraph-properties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666666" loext:opacity="100%" style:font-name="Candara" fo:font-family="Candara" style:font-style-name="Обычный" style:font-family-generic="swiss" style:font-pitch="variable" fo:font-size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ea7500" loext:opacity="100%" style:font-name="Candara1" fo:font-family="Candara" style:font-style-name="Жирный" style:font-family-generic="swiss" style:font-pitch="variable" fo:font-size="15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51cm" style:contextual-spacing="false"/>
      <style:text-properties fo:color="#666666" loext:opacity="100%" style:font-name="Candara" fo:font-family="Candara" style:font-style-name="Обычный" style:font-family-generic="swiss" style:font-pitch="variable" fo:font-size="12pt" fo:font-weight="normal" style:font-size-asian="115%" style:font-weight-asian="bold" style:font-size-complex="115%" style:font-weight-complex="bold"/>
    </style:style>
    <style:style style:name="Наш_20_ответ" style:display-name="Наш ответ" style:family="paragraph" style:parent-style-name="Text_20_body">
      <style:paragraph-properties fo:margin-top="0.499cm" fo:margin-bottom="0.25cm" style:contextual-spacing="false"/>
      <style:text-properties fo:color="#ea7500" loext:opacity="100%" fo:font-weight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62c41" officeooo:paragraph-rsid="00162c41"/>
    </style:style>
    <style:page-layout style:name="Mpm1">
      <style:page-layout-properties fo:page-width="9.999cm" fo:page-height="17cm" style:num-format="1" style:print-orientation="portrait" fo:margin-top="1cm" fo:margin-bottom="1cm" fo:margin-left="1cm" fo:margin-right="1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9.999cm" fo:page-height="1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9.999cm" fo:page-height="1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9.999cm" fo:page-height="1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999cm" fo:page-height="1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9.999cm" fo:page-height="1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7cm" fo:page-height="9.99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9.999cm" fo:page-height="17cm" style:num-format="1" style:print-orientation="portrait" fo:margin-top="2cm" fo:margin-bottom="2cm" fo:margin-left="2cm" fo:margin-right="2cm" fo:background-color="#55308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55308d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  <style:style style:name="Mdp2" style:family="drawing-page">
      <style:drawing-page-properties draw:background-size="full"/>
    </style:style>
    <style:style style:name="Mdp3" style:family="drawing-page">
      <style:drawing-page-properties draw:fill="solid" draw:background-size="full" draw:fill-color="#55308d" draw:opacity="100%"/>
    </style:style>
  </office:automatic-styles>
  <office:master-styles>
    <style:master-page style:name="Standard" style:page-layout-name="Mpm1" draw:style-name="Mdp1">
      <style:footer>
        <text:p text:style-name="MP1">Наш ответ. Версия 1. Страница <text:page-number text:select-page="current">13</text:page-number>/<text:page-count>13</text:page-count>.</text:p>
      </style:footer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  <style:master-page style:name="Страшно" style:page-layout-name="Mpm9" draw:style-name="Mdp3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04:15:44.461122421</meta:creation-date>
    <meta:editing-cycles>1</meta:editing-cycles>
    <meta:editing-duration>P0D</meta:editing-duration>
    <meta:generator>LibreOffice/7.2.5.2.0$Linux_X86_64 LibreOffice_project/20$Build-2</meta:generator>
    <meta:document-statistic meta:table-count="0" meta:image-count="0" meta:object-count="0" meta:page-count="13" meta:paragraph-count="78" meta:word-count="675" meta:character-count="4370" meta:non-whitespace-character-count="3795"/>
  </office:meta>
</office:document-meta>
</file>